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1cm" svg:x="0.102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10T09:10:00.437450582</meta:creation-date>
    <dc:date>2017-06-22T14:10:46.305091845</dc:date>
    <dc:creator>Abdelkrime Aries</dc:creator>
    <meta:editing-duration>PT10M7S</meta:editing-duration>
    <meta:editing-cycles>6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0.28" chart:maximum="0.48" chart:origin="0" chart:interval-major="0.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7" style:family="chart" style:data-style-name="N2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left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vertic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21.001cm" xlink:href="." xlink:type="simple" chart:class="chart:line" chart:style-name="ch1">
        <chart:legend chart:legend-position="end" svg:x="25.643cm" svg:y="8.083cm" style:legend-expansion="high" chart:style-name="ch2"/>
        <chart:plot-area chart:style-name="ch3" chart:data-source-has-labels="both" svg:x="0.591cm" svg:y="0.42cm" svg:width="24.461cm" svg:height="20.161cm">
          <chartooo:coordinate-region svg:x="1.768cm" svg:y="0.766cm" svg:width="23.031cm" svg:height="18.878cm"/>
          <chart:axis chart:dimension="x" chart:name="primary-x" chart:style-name="ch4" chartooo:axis-type="auto">
            <chartooo:date-scale/>
            <chart:categories table:cell-range-address="local-table.$B$1:.$T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T$2" chart:label-cell-address="local-table.$A$2" chart:class="chart:line">
            <chart:data-point chart:repeated="19"/>
          </chart:series>
          <chart:series chart:style-name="ch8" chart:values-cell-range-address="local-table.$B$3:.$T$3" chart:label-cell-address="local-table.$A$3" chart:class="chart:line">
            <chart:data-point chart:repeated="19"/>
          </chart:series>
          <chart:series chart:style-name="ch9" chart:values-cell-range-address="local-table.$B$4:.$T$4" chart:label-cell-address="local-table.$A$4" chart:class="chart:line">
            <chart:data-point chart:repeated="19"/>
          </chart:series>
          <chart:series chart:style-name="ch10" chart:values-cell-range-address="local-table.$B$5:.$T$5" chart:label-cell-address="local-table.$A$5" chart:class="chart:line">
            <chart:data-point chart:repeated="19"/>
          </chart:series>
          <chart:series chart:style-name="ch11" chart:values-cell-range-address="local-table.$B$6:.$T$6" chart:label-cell-address="local-table.$A$6" chart:class="chart:line">
            <chart:data-point chart:repeated="19"/>
          </chart:series>
          <chart:series chart:style-name="ch12" chart:values-cell-range-address="local-table.$B$7:.$T$7" chart:label-cell-address="local-table.$A$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</text:p>
              </table:table-cell>
              <table:table-cell office:value-type="string">
                <text:p>bg</text:p>
              </table:table-cell>
              <table:table-cell office:value-type="string">
                <text:p>ca</text:p>
              </table:table-cell>
              <table:table-cell office:value-type="string">
                <text:p>el</text:p>
              </table:table-cell>
              <table:table-cell office:value-type="string">
                <text:p>en</text:p>
              </table:table-cell>
              <table:table-cell office:value-type="string">
                <text:p>eo</text:p>
              </table:table-cell>
              <table:table-cell office:value-type="string">
                <text:p>es</text:p>
              </table:table-cell>
              <table:table-cell office:value-type="string">
                <text:p>fa</text:p>
              </table:table-cell>
              <table:table-cell office:value-type="string">
                <text:p>fr</text:p>
              </table:table-cell>
              <table:table-cell office:value-type="string">
                <text:p>id</text:p>
              </table:table-cell>
              <table:table-cell office:value-type="string">
                <text:p>ja</text:p>
              </table:table-cell>
              <table:table-cell office:value-type="string">
                <text:p>nl</text:p>
              </table:table-cell>
              <table:table-cell office:value-type="string">
                <text:p>no</text:p>
              </table:table-cell>
              <table:table-cell office:value-type="string">
                <text:p>pt</text:p>
              </table:table-cell>
              <table:table-cell office:value-type="string">
                <text:p>ro</text:p>
              </table:table-cell>
              <table:table-cell office:value-type="string">
                <text:p>sv</text:p>
              </table:table-cell>
              <table:table-cell office:value-type="string">
                <text:p>th</text:p>
              </table:table-cell>
              <table:table-cell office:value-type="string">
                <text:p>vi</text:p>
              </table:table-cell>
              <table:table-cell office:value-type="string">
                <text:p>zh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39903">
                <text:p>0.39903</text:p>
              </table:table-cell>
              <table:table-cell office:value-type="float" office:value="0.33461">
                <text:p>0.33461</text:p>
              </table:table-cell>
              <table:table-cell office:value-type="float" office:value="0.39932">
                <text:p>0.39932</text:p>
              </table:table-cell>
              <table:table-cell office:value-type="float" office:value="0.34543">
                <text:p>0.34543</text:p>
              </table:table-cell>
              <table:table-cell office:value-type="float" office:value="0.41635">
                <text:p>0.41635</text:p>
              </table:table-cell>
              <table:table-cell office:value-type="float" office:value="0.34024">
                <text:p>0.34024</text:p>
              </table:table-cell>
              <table:table-cell office:value-type="float" office:value="0.42488">
                <text:p>0.42488</text:p>
              </table:table-cell>
              <table:table-cell office:value-type="float" office:value="0.38248">
                <text:p>0.38248</text:p>
              </table:table-cell>
              <table:table-cell office:value-type="float" office:value="0.40823">
                <text:p>0.40823</text:p>
              </table:table-cell>
              <table:table-cell office:value-type="float" office:value="0.31969">
                <text:p>0.31969</text:p>
              </table:table-cell>
              <table:table-cell office:value-type="float" office:value="0.36903">
                <text:p>0.36903</text:p>
              </table:table-cell>
              <table:table-cell office:value-type="float" office:value="0.348">
                <text:p>0.348</text:p>
              </table:table-cell>
              <table:table-cell office:value-type="float" office:value="0.35141">
                <text:p>0.35141</text:p>
              </table:table-cell>
              <table:table-cell office:value-type="float" office:value="0.39202">
                <text:p>0.39202</text:p>
              </table:table-cell>
              <table:table-cell office:value-type="float" office:value="0.33714">
                <text:p>0.33714</text:p>
              </table:table-cell>
              <table:table-cell office:value-type="float" office:value="0.34312">
                <text:p>0.34312</text:p>
              </table:table-cell>
              <table:table-cell office:value-type="float" office:value="0.39024">
                <text:p>0.39024</text:p>
              </table:table-cell>
              <table:table-cell office:value-type="float" office:value="0.47062">
                <text:p>0.47062</text:p>
              </table:table-cell>
              <table:table-cell office:value-type="float" office:value="0.39926">
                <text:p>0.39926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37093">
                <text:p>0.37093</text:p>
              </table:table-cell>
              <table:table-cell office:value-type="float" office:value="0.31782">
                <text:p>0.31782</text:p>
              </table:table-cell>
              <table:table-cell office:value-type="float" office:value="0.38818">
                <text:p>0.38818</text:p>
              </table:table-cell>
              <table:table-cell office:value-type="float" office:value="0.33383">
                <text:p>0.33383</text:p>
              </table:table-cell>
              <table:table-cell office:value-type="float" office:value="0.39964">
                <text:p>0.39964</text:p>
              </table:table-cell>
              <table:table-cell office:value-type="float" office:value="0.32376">
                <text:p>0.32376</text:p>
              </table:table-cell>
              <table:table-cell office:value-type="float" office:value="0.3982">
                <text:p>0.3982</text:p>
              </table:table-cell>
              <table:table-cell office:value-type="float" office:value="0.34731">
                <text:p>0.34731</text:p>
              </table:table-cell>
              <table:table-cell office:value-type="float" office:value="0.39751">
                <text:p>0.39751</text:p>
              </table:table-cell>
              <table:table-cell office:value-type="float" office:value="0.30527">
                <text:p>0.30527</text:p>
              </table:table-cell>
              <table:table-cell office:value-type="float" office:value="0.35906">
                <text:p>0.35906</text:p>
              </table:table-cell>
              <table:table-cell office:value-type="float" office:value="0.3462">
                <text:p>0.3462</text:p>
              </table:table-cell>
              <table:table-cell office:value-type="float" office:value="0.3342">
                <text:p>0.3342</text:p>
              </table:table-cell>
              <table:table-cell office:value-type="float" office:value="0.38071">
                <text:p>0.38071</text:p>
              </table:table-cell>
              <table:table-cell office:value-type="float" office:value="0.32224">
                <text:p>0.32224</text:p>
              </table:table-cell>
              <table:table-cell office:value-type="float" office:value="0.31893">
                <text:p>0.31893</text:p>
              </table:table-cell>
              <table:table-cell office:value-type="float" office:value="0.36873">
                <text:p>0.36873</text:p>
              </table:table-cell>
              <table:table-cell office:value-type="float" office:value="0.43457">
                <text:p>0.43457</text:p>
              </table:table-cell>
              <table:table-cell office:value-type="float" office:value="0.36866">
                <text:p>0.36866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36683">
                <text:p>0.36683</text:p>
              </table:table-cell>
              <table:table-cell office:value-type="float" office:value="0.33136">
                <text:p>0.33136</text:p>
              </table:table-cell>
              <table:table-cell office:value-type="float" office:value="0.39402">
                <text:p>0.39402</text:p>
              </table:table-cell>
              <table:table-cell office:value-type="float" office:value="0.3257">
                <text:p>0.3257</text:p>
              </table:table-cell>
              <table:table-cell office:value-type="float" office:value="0.40314">
                <text:p>0.40314</text:p>
              </table:table-cell>
              <table:table-cell office:value-type="float" office:value="0.33288">
                <text:p>0.33288</text:p>
              </table:table-cell>
              <table:table-cell office:value-type="float" office:value="0.41184">
                <text:p>0.41184</text:p>
              </table:table-cell>
              <table:table-cell office:value-type="float" office:value="0.37171">
                <text:p>0.37171</text:p>
              </table:table-cell>
              <table:table-cell office:value-type="float" office:value="0.40312">
                <text:p>0.40312</text:p>
              </table:table-cell>
              <table:table-cell office:value-type="float" office:value="0.31549">
                <text:p>0.31549</text:p>
              </table:table-cell>
              <table:table-cell office:value-type="float" office:value="0.39109">
                <text:p>0.39109</text:p>
              </table:table-cell>
              <table:table-cell office:value-type="float" office:value="0.35741">
                <text:p>0.35741</text:p>
              </table:table-cell>
              <table:table-cell office:value-type="float" office:value="0.35264">
                <text:p>0.35264</text:p>
              </table:table-cell>
              <table:table-cell office:value-type="float" office:value="0.38759">
                <text:p>0.38759</text:p>
              </table:table-cell>
              <table:table-cell office:value-type="float" office:value="0.31745">
                <text:p>0.31745</text:p>
              </table:table-cell>
              <table:table-cell office:value-type="float" office:value="0.3338">
                <text:p>0.3338</text:p>
              </table:table-cell>
              <table:table-cell office:value-type="float" office:value="0.39984">
                <text:p>0.39984</text:p>
              </table:table-cell>
              <table:table-cell office:value-type="float" office:value="0.4497">
                <text:p>0.4497</text:p>
              </table:table-cell>
              <table:table-cell office:value-type="float" office:value="0.37597">
                <text:p>0.37597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3792">
                <text:p>0.3792</text:p>
              </table:table-cell>
              <table:table-cell office:value-type="float" office:value="0.31851">
                <text:p>0.31851</text:p>
              </table:table-cell>
              <table:table-cell office:value-type="float" office:value="0.39594">
                <text:p>0.39594</text:p>
              </table:table-cell>
              <table:table-cell office:value-type="float" office:value="0.33605">
                <text:p>0.33605</text:p>
              </table:table-cell>
              <table:table-cell office:value-type="float" office:value="0.40479">
                <text:p>0.40479</text:p>
              </table:table-cell>
              <table:table-cell office:value-type="float" office:value="0.32566">
                <text:p>0.32566</text:p>
              </table:table-cell>
              <table:table-cell office:value-type="float" office:value="0.42579">
                <text:p>0.42579</text:p>
              </table:table-cell>
              <table:table-cell office:value-type="float" office:value="0.36585">
                <text:p>0.36585</text:p>
              </table:table-cell>
              <table:table-cell office:value-type="float" office:value="0.40526">
                <text:p>0.40526</text:p>
              </table:table-cell>
              <table:table-cell office:value-type="float" office:value="0.31881">
                <text:p>0.31881</text:p>
              </table:table-cell>
              <table:table-cell office:value-type="float" office:value="0.38159">
                <text:p>0.38159</text:p>
              </table:table-cell>
              <table:table-cell office:value-type="float" office:value="0.36969">
                <text:p>0.36969</text:p>
              </table:table-cell>
              <table:table-cell office:value-type="float" office:value="0.34673">
                <text:p>0.34673</text:p>
              </table:table-cell>
              <table:table-cell office:value-type="float" office:value="0.39234">
                <text:p>0.39234</text:p>
              </table:table-cell>
              <table:table-cell office:value-type="float" office:value="0.32171">
                <text:p>0.32171</text:p>
              </table:table-cell>
              <table:table-cell office:value-type="float" office:value="0.33256">
                <text:p>0.33256</text:p>
              </table:table-cell>
              <table:table-cell office:value-type="float" office:value="0.40366">
                <text:p>0.40366</text:p>
              </table:table-cell>
              <table:table-cell office:value-type="float" office:value="0.45995">
                <text:p>0.45995</text:p>
              </table:table-cell>
              <table:table-cell office:value-type="float" office:value="0.39308">
                <text:p>0.39308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37665">
                <text:p>0.37665</text:p>
              </table:table-cell>
              <table:table-cell office:value-type="float" office:value="0.31954">
                <text:p>0.31954</text:p>
              </table:table-cell>
              <table:table-cell office:value-type="float" office:value="0.39501">
                <text:p>0.39501</text:p>
              </table:table-cell>
              <table:table-cell office:value-type="float" office:value="0.33557">
                <text:p>0.33557</text:p>
              </table:table-cell>
              <table:table-cell office:value-type="float" office:value="0.4001">
                <text:p>0.4001</text:p>
              </table:table-cell>
              <table:table-cell office:value-type="float" office:value="0.3222">
                <text:p>0.3222</text:p>
              </table:table-cell>
              <table:table-cell office:value-type="float" office:value="0.42235">
                <text:p>0.42235</text:p>
              </table:table-cell>
              <table:table-cell office:value-type="float" office:value="0.37018">
                <text:p>0.37018</text:p>
              </table:table-cell>
              <table:table-cell office:value-type="float" office:value="0.40244">
                <text:p>0.40244</text:p>
              </table:table-cell>
              <table:table-cell office:value-type="float" office:value="0.32448">
                <text:p>0.32448</text:p>
              </table:table-cell>
              <table:table-cell office:value-type="float" office:value="0.38556">
                <text:p>0.38556</text:p>
              </table:table-cell>
              <table:table-cell office:value-type="float" office:value="0.36735">
                <text:p>0.36735</text:p>
              </table:table-cell>
              <table:table-cell office:value-type="float" office:value="0.34699">
                <text:p>0.34699</text:p>
              </table:table-cell>
              <table:table-cell office:value-type="float" office:value="0.39252">
                <text:p>0.39252</text:p>
              </table:table-cell>
              <table:table-cell office:value-type="float" office:value="0.31901">
                <text:p>0.31901</text:p>
              </table:table-cell>
              <table:table-cell office:value-type="float" office:value="0.33396">
                <text:p>0.33396</text:p>
              </table:table-cell>
              <table:table-cell office:value-type="float" office:value="0.39916">
                <text:p>0.39916</text:p>
              </table:table-cell>
              <table:table-cell office:value-type="float" office:value="0.45961">
                <text:p>0.45961</text:p>
              </table:table-cell>
              <table:table-cell office:value-type="float" office:value="0.39342">
                <text:p>0.39342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36226">
                <text:p>0.36226</text:p>
              </table:table-cell>
              <table:table-cell office:value-type="float" office:value="0.33279">
                <text:p>0.33279</text:p>
              </table:table-cell>
              <table:table-cell office:value-type="float" office:value="0.40157">
                <text:p>0.40157</text:p>
              </table:table-cell>
              <table:table-cell office:value-type="float" office:value="0.34104">
                <text:p>0.34104</text:p>
              </table:table-cell>
              <table:table-cell office:value-type="float" office:value="0.40619">
                <text:p>0.40619</text:p>
              </table:table-cell>
              <table:table-cell office:value-type="float" office:value="0.33086">
                <text:p>0.33086</text:p>
              </table:table-cell>
              <table:table-cell office:value-type="float" office:value="0.4355">
                <text:p>0.4355</text:p>
              </table:table-cell>
              <table:table-cell office:value-type="float" office:value="0.37658">
                <text:p>0.37658</text:p>
              </table:table-cell>
              <table:table-cell office:value-type="float" office:value="0.40618">
                <text:p>0.40618</text:p>
              </table:table-cell>
              <table:table-cell office:value-type="float" office:value="0.29361">
                <text:p>0.29361</text:p>
              </table:table-cell>
              <table:table-cell office:value-type="float" office:value="0.3601">
                <text:p>0.3601</text:p>
              </table:table-cell>
              <table:table-cell office:value-type="float" office:value="0.35494">
                <text:p>0.35494</text:p>
              </table:table-cell>
              <table:table-cell office:value-type="float" office:value="0.34782">
                <text:p>0.34782</text:p>
              </table:table-cell>
              <table:table-cell office:value-type="float" office:value="0.38931">
                <text:p>0.38931</text:p>
              </table:table-cell>
              <table:table-cell office:value-type="float" office:value="0.32863">
                <text:p>0.32863</text:p>
              </table:table-cell>
              <table:table-cell office:value-type="float" office:value="0.34204">
                <text:p>0.34204</text:p>
              </table:table-cell>
              <table:table-cell office:value-type="float" office:value="0.37474">
                <text:p>0.37474</text:p>
              </table:table-cell>
              <table:table-cell office:value-type="float" office:value="0.45031">
                <text:p>0.45031</text:p>
              </table:table-cell>
              <table:table-cell office:value-type="float" office:value="0.38438">
                <text:p>0.38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